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Normal" style:family="paragraph">
      <style:text-properties style:font-name="Arial" style:font-name-complex="Arial"/>
    </style:style>
    <style:style style:name="P3" style:parent-style-name="Normal" style:family="paragraph">
      <style:text-properties style:font-name="Arial" style:font-name-complex="Arial"/>
    </style:style>
    <style:style style:name="P4" style:parent-style-name="Normal" style:family="paragraph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Hyperlink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13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T14" style:parent-style-name="DefaultParagraphFont" style:family="text">
      <style:text-properties style:font-name="Arial" style:font-name-complex="Arial"/>
    </style:style>
    <style:style style:name="P15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P16" style:parent-style-name="Normal" style:family="paragraph">
      <style:text-properties style:font-name="Arial" style:font-name-complex="Arial"/>
    </style:style>
    <style:style style:name="P1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8" style:parent-style-name="Normal" style:family="paragraph">
      <style:text-properties style:font-name="Arial" style:font-name-complex="Arial" fo:font-weight="bold" style:font-weight-asian="bold" style:font-weight-complex="bold" fo:font-size="4pt" style:font-size-asian="4pt" style:font-size-complex="4pt"/>
    </style:style>
    <style:style style:name="P19" style:parent-style-name="Normal" style:family="paragraph">
      <style:text-properties style:font-name="Arial" style:font-name-complex="Arial"/>
    </style:style>
    <style:style style:name="T20" style:parent-style-name="DefaultParagraphFont" style:family="text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 fo:font-weight="bold" style:font-weight-asian="bold"/>
    </style:style>
    <style:style style:name="T22" style:parent-style-name="DefaultParagraphFont" style:family="text">
      <style:text-properties style:font-name="Arial" style:font-name-complex="Arial" fo:color="#0B0C0C" fo:background-color="#FFFFFF"/>
    </style:style>
    <style:style style:name="T23" style:parent-style-name="DefaultParagraphFont" style:family="text">
      <style:text-properties style:font-name="Arial" style:font-name-complex="Arial"/>
    </style:style>
    <style:style style:name="P2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5" style:parent-style-name="DefaultParagraphFont" style:family="text">
      <style:text-properties style:font-name="Arial" style:font-name-complex="Arial" fo:color="#0B0C0C" fo:background-color="#FFFFFF"/>
    </style:style>
    <style:style style:name="T26" style:parent-style-name="DefaultParagraphFont" style:family="text">
      <style:text-properties style:font-name="Arial" style:font-name-complex="Arial"/>
    </style:style>
    <style:style style:name="P2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8" style:parent-style-name="DefaultParagraphFont" style:family="text">
      <style:text-properties style:font-name="Arial" style:font-name-complex="Arial" fo:color="#0B0C0C" fo:background-color="#FFFFFF"/>
    </style:style>
    <style:style style:name="T29" style:parent-style-name="DefaultParagraphFont" style:family="text">
      <style:text-properties style:font-name="Arial" style:font-name-complex="Arial"/>
    </style:style>
    <style:style style:name="P3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1" style:parent-style-name="DefaultParagraphFont" style:family="text">
      <style:text-properties style:font-name="Arial" style:font-name-complex="Arial" fo:color="#0B0C0C" fo:background-color="#FFFFFF"/>
    </style:style>
    <style:style style:name="T32" style:parent-style-name="DefaultParagraphFont" style:family="text">
      <style:text-properties style:font-name="Arial" style:font-name-complex="Arial" fo:color="#0B0C0C" fo:background-color="#FFFFFF"/>
    </style:style>
    <style:style style:name="T33" style:parent-style-name="DefaultParagraphFont" style:family="text">
      <style:text-properties style:font-name="Arial" style:font-name-complex="Arial" fo:color="#0B0C0C" fo:background-color="#FFFFFF"/>
    </style:style>
    <style:style style:name="T34" style:parent-style-name="DefaultParagraphFont" style:family="text">
      <style:text-properties style:font-name="Arial" style:font-name-complex="Arial"/>
    </style:style>
    <style:style style:name="P3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6" style:parent-style-name="DefaultParagraphFont" style:family="text">
      <style:text-properties style:font-name="Arial" style:font-name-complex="Arial" fo:color="#0B0C0C" fo:background-color="#FFFFFF"/>
    </style:style>
    <style:style style:name="T37" style:parent-style-name="DefaultParagraphFont" style:family="text">
      <style:text-properties style:font-name="Arial" style:font-name-complex="Arial"/>
    </style:style>
    <style:style style:name="P3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9" style:parent-style-name="DefaultParagraphFont" style:family="text">
      <style:text-properties style:font-name="Arial" style:font-name-complex="Arial" fo:color="#0B0C0C" fo:background-color="#FFFFFF"/>
    </style:style>
    <style:style style:name="T40" style:parent-style-name="DefaultParagraphFont" style:family="text">
      <style:text-properties style:font-name="Arial" style:font-name-complex="Arial"/>
    </style:style>
    <style:style style:name="P4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6" style:parent-style-name="DefaultParagraphFont" style:family="text">
      <style:text-properties style:font-name="Arial" style:font-name-complex="Arial" fo:font-weight="bold" style:font-weight-asian="bold"/>
    </style:style>
    <style:style style:name="T47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48" style:parent-style-name="DefaultParagraphFont" style:family="text">
      <style:text-properties style:font-name="Arial" style:font-name-complex="Arial"/>
    </style:style>
    <style:style style:name="P49" style:parent-style-name="Normal" style:family="paragraph">
      <style:text-properties style:font-name="Arial" style:font-name-complex="Arial"/>
    </style:style>
    <style:style style:name="P5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5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2" style:parent-style-name="DefaultParagraphFont" style:family="text">
      <style:text-properties style:font-name="Arial" style:font-name-complex="Arial" fo:font-weight="bold" style:font-weight-asian="bold"/>
    </style:style>
    <style:style style:name="T53" style:parent-style-name="DefaultParagraphFont" style:family="text">
      <style:text-properties style:font-name="Arial" style:font-name-complex="Arial" fo:font-weight="bold" style:font-weight-asian="bold"/>
    </style:style>
    <style:style style:name="T54" style:parent-style-name="DefaultParagraphFont" style:family="text">
      <style:text-properties style:font-name="Arial" style:font-name-complex="Arial" fo:font-weight="bold" style:font-weight-asian="bold"/>
    </style:style>
    <style:style style:name="T55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56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57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58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59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60" style:parent-style-name="DefaultParagraphFont" style:family="text">
      <style:text-properties style:font-name="Arial" style:font-name-complex="Arial"/>
    </style:style>
    <style:style style:name="P61" style:parent-style-name="Normal" style:family="paragraph">
      <style:text-properties style:font-name="Arial" style:font-name-complex="Arial"/>
    </style:style>
    <style:style style:name="P62" style:parent-style-name="Normal" style:family="paragraph">
      <style:text-properties style:font-name="Arial" style:font-name-complex="Arial"/>
    </style:style>
    <style:style style:name="T63" style:parent-style-name="DefaultParagraphFont" style:family="text">
      <style:text-properties style:font-name="Arial" style:font-name-complex="Arial" fo:font-weight="bold" style:font-weight-asian="bold" style:font-weight-complex="bold" fo:color="#0B0C0C" fo:background-color="#FFFFFF"/>
    </style:style>
    <style:style style:name="T64" style:parent-style-name="DefaultParagraphFont" style:family="text">
      <style:text-properties style:font-name="Arial" style:font-name-complex="Arial" fo:font-weight="bold" style:font-weight-asian="bold"/>
    </style:style>
    <style:style style:name="T65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66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67" style:parent-style-name="DefaultParagraphFont" style:family="text">
      <style:text-properties style:font-name="Arial" style:font-name-complex="Arial"/>
    </style:style>
    <style:style style:name="P68" style:parent-style-name="Normal" style:family="paragraph">
      <style:text-properties style:font-name="Arial" style:font-name-complex="Arial"/>
    </style:style>
    <style:style style:name="T69" style:parent-style-name="DefaultParagraphFont" style:family="text">
      <style:text-properties style:font-name="Arial" style:font-name-complex="Arial" fo:font-weight="bold" style:font-weight-asian="bold"/>
    </style:style>
    <style:style style:name="T70" style:parent-style-name="DefaultParagraphFont" style:family="text">
      <style:text-properties style:font-name="Arial" style:font-name-complex="Arial" fo:font-weight="bold" style:font-weight-asian="bold"/>
    </style:style>
    <style:style style:name="T71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72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73" style:parent-style-name="DefaultParagraphFont" style:family="text">
      <style:text-properties style:font-name="Arial" style:font-name-complex="Arial"/>
    </style:style>
    <style:style style:name="P74" style:parent-style-name="Normal" style:family="paragraph">
      <style:text-properties style:font-name="Arial" style:font-name-complex="Arial"/>
    </style:style>
    <style:style style:name="T75" style:parent-style-name="DefaultParagraphFont" style:family="text">
      <style:text-properties style:font-name="Arial" style:font-name-complex="Arial" fo:font-weight="bold" style:font-weight-asian="bold"/>
    </style:style>
    <style:style style:name="T7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7" style:parent-style-name="DefaultParagraphFont" style:family="text">
      <style:text-properties style:font-name="Arial" style:font-name-complex="Arial"/>
    </style:style>
    <style:style style:name="T78" style:parent-style-name="DefaultParagraphFont" style:family="text">
      <style:text-properties style:font-name="Arial" style:font-name-complex="Arial"/>
    </style:style>
    <style:style style:name="P79" style:parent-style-name="Normal" style:family="paragraph">
      <style:text-properties style:font-name="Arial" style:font-name-complex="Arial"/>
    </style:style>
    <style:style style:name="P80" style:parent-style-name="Normal" style:family="paragraph">
      <style:text-properties style:font-name="Arial" style:font-name-complex="Arial"/>
    </style:style>
    <style:style style:name="T8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2" style:parent-style-name="DefaultParagraphFont" style:family="text">
      <style:text-properties style:font-name="Arial" style:font-name-complex="Arial"/>
    </style:style>
    <style:style style:name="P8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6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87" style:parent-style-name="DefaultParagraphFont" style:family="text">
      <style:text-properties style:font-name="Arial" style:font-name-complex="Arial"/>
    </style:style>
    <style:style style:name="P88" style:parent-style-name="Normal" style:family="paragraph">
      <style:text-properties style:font-name="Arial" style:font-name-complex="Arial"/>
    </style:style>
    <style:style style:name="T89" style:parent-style-name="DefaultParagraphFont" style:family="text">
      <style:text-properties style:font-name="Arial" style:font-name-complex="Arial"/>
    </style:style>
    <style:style style:name="P90" style:parent-style-name="Normal" style:family="paragraph">
      <style:text-properties style:font-name="Arial" style:font-name-complex="Arial"/>
    </style:style>
    <style:style style:name="T91" style:parent-style-name="DefaultParagraphFont" style:family="text">
      <style:text-properties style:font-name="Arial" style:font-name-complex="Arial"/>
    </style:style>
    <style:style style:name="P92" style:parent-style-name="Normal" style:family="paragraph">
      <style:text-properties style:font-name="Arial" style:font-name-complex="Arial"/>
    </style:style>
    <style:style style:name="T93" style:parent-style-name="DefaultParagraphFont" style:family="text">
      <style:text-properties style:font-name="Arial" style:font-name-complex="Arial"/>
    </style:style>
    <style:style style:name="P94" style:parent-style-name="Normal" style:family="paragraph">
      <style:text-properties style:font-name="Arial" style:font-name-complex="Arial"/>
    </style:style>
    <style:style style:name="T95" style:parent-style-name="DefaultParagraphFont" style:family="text">
      <style:text-properties style:font-name="Arial" style:font-name-complex="Arial"/>
    </style:style>
    <style:style style:name="P96" style:parent-style-name="Normal" style:family="paragraph">
      <style:text-properties style:font-name="Arial" style:font-name-complex="Arial"/>
    </style:style>
    <style:style style:name="P97" style:parent-style-name="Normal" style:family="paragraph">
      <style:text-properties style:font-name="Arial" style:font-name-complex="Arial"/>
    </style:style>
    <style:style style:name="P9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9" style:parent-style-name="Normal" style:family="paragraph">
      <style:text-properties style:font-name="Arial" style:font-name-complex="Arial"/>
    </style:style>
    <style:style style:name="T100" style:parent-style-name="DefaultParagraphFont" style:family="text">
      <style:text-properties style:font-name="Arial" style:font-name-complex="Arial"/>
    </style:style>
    <style:style style:name="T101" style:parent-style-name="DefaultParagraphFont" style:family="text">
      <style:text-properties style:font-name="Arial" style:font-name-complex="Arial"/>
    </style:style>
    <style:style style:name="T102" style:parent-style-name="DefaultParagraphFont" style:family="text">
      <style:text-properties style:font-name="Arial" style:font-name-complex="Arial" fo:color="#0B0C0C" fo:background-color="#FFFFFF"/>
    </style:style>
    <style:style style:name="P103" style:parent-style-name="Normal" style:family="paragraph">
      <style:text-properties style:font-name="Arial" style:font-name-complex="Arial"/>
    </style:style>
    <style:style style:name="P104" style:parent-style-name="Normal" style:family="paragraph">
      <style:text-properties style:font-name="Arial" style:font-name-complex="Arial"/>
    </style:style>
    <style:style style:name="P105" style:parent-style-name="Normal" style:family="paragraph">
      <style:text-properties style:font-name="Arial" style:font-name-complex="Arial" fo:font-weight="bold" style:font-weight-asian="bold"/>
    </style:style>
    <style:style style:name="T106" style:parent-style-name="DefaultParagraphFont" style:family="text">
      <style:text-properties style:font-name="Arial" style:font-name-complex="Arial"/>
    </style:style>
    <style:style style:name="P107" style:parent-style-name="Normal" style:family="paragraph">
      <style:text-properties style:font-name="Arial" style:font-name-complex="Arial"/>
    </style:style>
    <style:style style:name="P108" style:parent-style-name="Normal" style:family="paragraph">
      <style:text-properties style:font-name="Arial" style:font-name-complex="Arial"/>
    </style:style>
    <style:style style:name="P109" style:parent-style-name="Normal" style:family="paragraph">
      <style:text-properties style:font-name="Arial" style:font-name-complex="Arial"/>
    </style:style>
    <style:style style:name="P11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11" style:parent-style-name="DefaultParagraphFont" style:family="text">
      <style:text-properties style:font-name="Arial" style:font-name-complex="Arial"/>
    </style:style>
    <style:style style:name="P112" style:parent-style-name="Normal" style:family="paragraph">
      <style:text-properties style:font-name="Arial" style:font-name-complex="Arial"/>
    </style:style>
    <style:style style:name="P113" style:parent-style-name="Normal" style:family="paragraph">
      <style:text-properties style:font-name="Arial" style:font-name-complex="Arial"/>
    </style:style>
    <style:style style:name="P114" style:parent-style-name="Normal" style:family="paragraph">
      <style:text-properties style:font-name="Arial" style:font-name-complex="Arial"/>
    </style:style>
    <style:style style:name="P115" style:parent-style-name="Normal" style:family="paragraph">
      <style:text-properties style:font-name="Arial" style:font-name-complex="Arial"/>
    </style:style>
    <style:style style:name="P116" style:parent-style-name="Normal" style:family="paragraph">
      <style:text-properties style:font-name="Arial" style:font-name-complex="Arial"/>
    </style:style>
    <style:style style:name="P117" style:parent-style-name="Normal" style:family="paragraph">
      <style:text-properties style:font-name="Arial" style:font-name-complex="Arial"/>
    </style:style>
    <style:style style:name="P118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2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21" style:parent-style-name="Normal" style:family="paragraph">
      <style:text-properties style:font-name="Arial" style:font-name-complex="Arial"/>
    </style:style>
    <style:style style:name="T122" style:parent-style-name="DefaultParagraphFont" style:family="text">
      <style:text-properties style:font-name="Arial" style:font-name-complex="Arial"/>
    </style:style>
    <style:style style:name="T123" style:parent-style-name="DefaultParagraphFont" style:family="text">
      <style:text-properties style:font-name="Arial" style:font-name-complex="Arial"/>
    </style:style>
    <style:style style:name="T124" style:parent-style-name="DefaultParagraphFont" style:family="text">
      <style:text-properties style:font-name="Arial" style:font-name-complex="Arial"/>
    </style:style>
    <style:style style:name="T125" style:parent-style-name="DefaultParagraphFont" style:family="text">
      <style:text-properties style:font-name="Arial" style:font-name-complex="Arial"/>
    </style:style>
    <style:style style:name="T126" style:parent-style-name="DefaultParagraphFont" style:family="text">
      <style:text-properties style:font-name="Arial" style:font-name-complex="Arial"/>
    </style:style>
    <style:style style:name="T127" style:parent-style-name="DefaultParagraphFont" style:family="text">
      <style:text-properties style:font-name="Arial" style:font-name-complex="Arial"/>
    </style:style>
    <style:style style:name="T128" style:parent-style-name="DefaultParagraphFont" style:family="text">
      <style:text-properties style:font-name="Arial" style:font-name-complex="Arial"/>
    </style:style>
    <style:style style:name="T129" style:parent-style-name="DefaultParagraphFont" style:family="text">
      <style:text-properties style:font-name="Arial" style:font-name-complex="Arial"/>
    </style:style>
    <style:style style:name="T130" style:parent-style-name="DefaultParagraphFont" style:family="text">
      <style:text-properties style:font-name="Arial" style:font-name-complex="Arial"/>
    </style:style>
    <style:style style:name="T131" style:parent-style-name="DefaultParagraphFont" style:family="text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/>
    </style:style>
    <style:style style:name="T133" style:parent-style-name="DefaultParagraphFont" style:family="text">
      <style:text-properties style:font-name="Arial" style:font-name-complex="Arial"/>
    </style:style>
    <style:style style:name="P134" style:parent-style-name="Normal" style:family="paragraph">
      <style:text-properties style:font-name="Arial" style:font-name-complex="Arial"/>
    </style:style>
    <style:style style:name="T135" style:parent-style-name="DefaultParagraphFont" style:family="text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/>
    </style:style>
    <style:style style:name="T137" style:parent-style-name="DefaultParagraphFont" style:family="text">
      <style:text-properties style:font-name="Arial" style:font-name-complex="Arial"/>
    </style:style>
    <style:style style:name="P138" style:parent-style-name="Normal" style:family="paragraph">
      <style:text-properties style:font-name="Arial" style:font-name-complex="Arial"/>
    </style:style>
    <style:style style:name="T139" style:parent-style-name="DefaultParagraphFont" style:family="text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T141" style:parent-style-name="DefaultParagraphFont" style:family="text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/>
    </style:style>
    <style:style style:name="T143" style:parent-style-name="DefaultParagraphFont" style:family="text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T145" style:parent-style-name="DefaultParagraphFont" style:family="text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T147" style:parent-style-name="DefaultParagraphFont" style:family="text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T149" style:parent-style-name="DefaultParagraphFont" style:family="text">
      <style:text-properties style:font-name="Arial" style:font-name-complex="Arial"/>
    </style:style>
    <style:style style:name="P150" style:parent-style-name="Normal" style:family="paragraph">
      <style:text-properties style:font-name="Arial" style:font-name-complex="Arial"/>
    </style:style>
    <style:style style:name="T151" style:parent-style-name="DefaultParagraphFont" style:family="text">
      <style:text-properties style:font-name="Arial" style:font-name-complex="Arial"/>
    </style:style>
    <style:style style:name="P152" style:parent-style-name="Normal" style:family="paragraph">
      <style:text-properties style:font-name="Arial" style:font-name-complex="Arial"/>
    </style:style>
    <style:style style:name="T153" style:parent-style-name="DefaultParagraphFont" style:family="text">
      <style:text-properties style:font-name="Arial" style:font-name-complex="Arial"/>
    </style:style>
    <style:style style:name="P154" style:parent-style-name="Normal" style:family="paragraph">
      <style:text-properties style:font-name="Arial" style:font-name-complex="Arial"/>
    </style:style>
    <style:style style:name="T155" style:parent-style-name="DefaultParagraphFont" style:family="text">
      <style:text-properties style:font-name="Arial" style:font-name-complex="Arial"/>
    </style:style>
    <style:style style:name="P156" style:parent-style-name="Normal" style:family="paragraph">
      <style:text-properties style:font-name="Arial" style:font-name-complex="Arial"/>
    </style:style>
    <style:style style:name="T157" style:parent-style-name="DefaultParagraphFont" style:family="text">
      <style:text-properties style:font-name="Arial" style:font-name-complex="Arial"/>
    </style:style>
    <style:style style:name="P158" style:parent-style-name="Normal" style:family="paragraph">
      <style:text-properties style:font-name="Arial" style:font-name-complex="Arial"/>
    </style:style>
    <style:style style:name="T159" style:parent-style-name="DefaultParagraphFont" style:family="text">
      <style:text-properties style:font-name="Arial" style:font-name-complex="Arial"/>
    </style:style>
    <style:style style:name="P160" style:parent-style-name="Normal" style:family="paragraph">
      <style:text-properties style:font-name="Arial" style:font-name-complex="Arial"/>
    </style:style>
    <style:style style:name="T161" style:parent-style-name="DefaultParagraphFont" style:family="text">
      <style:text-properties style:font-name="Arial" style:font-name-complex="Arial"/>
    </style:style>
    <style:style style:name="P162" style:parent-style-name="Normal" style:family="paragraph">
      <style:text-properties style:font-name="Arial" style:font-name-complex="Arial"/>
    </style:style>
    <style:style style:name="T163" style:parent-style-name="DefaultParagraphFont" style:family="text">
      <style:text-properties style:font-name="Arial" style:font-name-complex="Arial"/>
    </style:style>
    <style:style style:name="P164" style:parent-style-name="Normal" style:family="paragraph">
      <style:text-properties style:font-name="Arial" style:font-name-complex="Arial"/>
    </style:style>
    <style:style style:name="T165" style:parent-style-name="DefaultParagraphFont" style:family="text">
      <style:text-properties style:font-name="Arial" style:font-name-complex="Arial"/>
    </style:style>
    <style:style style:name="P166" style:parent-style-name="Normal" style:family="paragraph">
      <style:text-properties style:font-name="Arial" style:font-name-complex="Arial"/>
    </style:style>
    <style:style style:name="T167" style:parent-style-name="DefaultParagraphFont" style:family="text">
      <style:text-properties style:font-name="Arial" style:font-name-complex="Arial"/>
    </style:style>
    <style:style style:name="P168" style:parent-style-name="Normal" style:family="paragraph">
      <style:text-properties style:font-name="Arial" style:font-name-complex="Arial"/>
    </style:style>
    <style:style style:name="T169" style:parent-style-name="DefaultParagraphFont" style:family="text">
      <style:text-properties style:font-name="Arial" style:font-name-complex="Arial"/>
    </style:style>
    <style:style style:name="P170" style:parent-style-name="Normal" style:family="paragraph">
      <style:text-properties style:font-name="Arial" style:font-name-complex="Arial"/>
    </style:style>
    <style:style style:name="T171" style:parent-style-name="DefaultParagraphFont" style:family="text">
      <style:text-properties style:font-name="Arial" style:font-name-complex="Arial"/>
    </style:style>
    <style:style style:name="P172" style:parent-style-name="Normal" style:family="paragraph">
      <style:text-properties style:font-name="Arial" style:font-name-complex="Arial"/>
    </style:style>
    <style:style style:name="T173" style:parent-style-name="DefaultParagraphFont" style:family="text">
      <style:text-properties style:font-name="Arial" style:font-name-complex="Arial"/>
    </style:style>
    <style:style style:name="P174" style:parent-style-name="Normal" style:family="paragraph">
      <style:text-properties style:font-name="Arial" style:font-name-complex="Arial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Name<text:s/>of<text:s/>form</text:p>
      <text:p text:style-name="P2"/>
      <text:p text:style-name="P3">Use this form<text:s/>to<text:s/>confirm that<text:s/>you<text:s/>have completed identity checks<text:s/>for an overseas entity that’s registering<text:s/>with<text:s/>Companies House.<text:s/>Identity checks must be carried out by a UK-regulated<text:s/>professional<text:s/>who is<text:s/>supervised under the Money Laundering, Terrorist Financing and Transfer of Funds Regulations 2017.</text:p>
      <text:p text:style-name="P4"/>
      <text:p text:style-name="Normal"><text:span text:style-name="T5">After you’ve completed the form</text:span><text:span text:style-name="T6">, email it to<text:s/></text:span><text:a xlink:href="mailto:roe@companieshouse.gov.uk" office:target-frame-name="_top" xlink:show="replace"><text:span text:style-name="T7">roe@companieshouse.gov.uk</text:span></text:a><text:span text:style-name="T8">.<text:s/></text:span></text:p>
      <text:p text:style-name="P9"/>
      <text:p text:style-name="P10"/>
      <text:p text:style-name="Normal"><text:span text:style-name="T11">N</text:span><text:span text:style-name="T12">ame</text:span></text:p>
      <text:p text:style-name="P13">Enter the company name, or the name of the person if they are self-employed.</text:p>
      <text:p text:style-name="Normal"><text:span text:style-name="T14"><draw:frame draw:z-index="251658252" draw:id="id0" draw:style-name="a0" draw:name="Text Box 1" text:anchor-type="paragraph" svg:x="0in" svg:y="0.05325in" svg:width="3.96667in" svg:height="0.26667in" style:rel-width="scale" style:rel-height="scale"><draw:text-box><text:p text:style-name="Normal"/></draw:text-box><svg:title/><svg:desc/></draw:frame></text:span></text:p>
      <text:p text:style-name="P15"/>
      <text:p text:style-name="P16"/>
      <text:p text:style-name="P17">Correspondence address</text:p>
      <text:p text:style-name="P18"/>
      <text:p text:style-name="P19">Property name or number</text:p>
      <text:p text:style-name="Normal"><text:span text:style-name="T20"><draw:frame draw:z-index="251658253" draw:id="id1" draw:style-name="a1" draw:name="Text Box 2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21"/>
      <text:p text:style-name="Normal"><text:span text:style-name="T22">Address line 1</text:span></text:p>
      <text:p text:style-name="Normal"><text:span text:style-name="T23"><draw:frame draw:z-index="251658254" draw:id="id2" draw:style-name="a2" draw:name="Text Box 1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24"/>
      <text:p text:style-name="Normal"><text:span text:style-name="T25">Address line 2 (optional)</text:span></text:p>
      <text:p text:style-name="Normal"><text:span text:style-name="T26"><draw:frame draw:z-index="251658255" draw:id="id3" draw:style-name="a3" draw:name="Text Box 12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27"/>
      <text:p text:style-name="Normal"><text:span text:style-name="T28">City or town</text:span></text:p>
      <text:p text:style-name="Normal"><text:span text:style-name="T29"><draw:frame draw:z-index="251658256" draw:id="id4" draw:style-name="a4" draw:name="Text Box 13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30"/>
      <text:p text:style-name="Normal"><text:span text:style-name="T31">County</text:span><text:span text:style-name="T32"><text:s/></text:span><text:span text:style-name="T33">(optional)</text:span></text:p>
      <text:p text:style-name="Normal"><text:span text:style-name="T34"><draw:frame draw:z-index="251658257" draw:id="id5" draw:style-name="a5" draw:name="Text Box 2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5"/>
      <text:p text:style-name="Normal"><text:span text:style-name="T36">Country</text:span></text:p>
      <text:p text:style-name="Normal"><text:span text:style-name="T37"><draw:frame draw:z-index="251658258" draw:id="id6" draw:style-name="a6" draw:name="Text Box 21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38"/>
      <text:p text:style-name="Normal"><text:span text:style-name="T39">Postcode</text:span></text:p>
      <text:p text:style-name="Normal"><text:span text:style-name="T40"><draw:frame draw:z-index="251658259" draw:id="id7" draw:style-name="a7" draw:name="Text Box 22" text:anchor-type="paragraph" svg:x="0in" svg:y="0.00533in" svg:width="3.96667in" svg:height="0.26667in" style:rel-width="scale" style:rel-height="scale"><draw:text-box><text:p text:style-name="Normal"/></draw:text-box><svg:title/><svg:desc/></draw:frame></text:span></text:p>
      <text:p text:style-name="P41"/>
      <text:p text:style-name="P42"/>
      <text:p text:style-name="Normal"><text:span text:style-name="T43">E</text:span><text:span text:style-name="T44">mail</text:span><text:span text:style-name="T45"><text:s/>address</text:span><text:span text:style-name="T46"><text:line-break/></text:span><text:span text:style-name="T47">We'll use this if we need more information about the identity checks.</text:span></text:p>
      <text:p text:style-name="Normal"><text:span text:style-name="T48"><draw:frame draw:z-index="251658240" draw:id="id8" draw:style-name="a8" draw:name="Text Box 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49"/>
      <text:p text:style-name="P50"/>
      <text:p text:style-name="Normal"><text:span text:style-name="T51">Assurance</text:span><text:span text:style-name="T52"><text:s/>c</text:span><text:span text:style-name="T53">ode</text:span><text:span text:style-name="T54"><text:line-break/></text:span><text:span text:style-name="T55">This is provided by Companies House and is used to authenticate the<text:s/></text:span><text:span text:style-name="T56">UK-</text:span><text:span text:style-name="T57">regulated</text:span><text:span text:style-name="T58"><text:s/>professional</text:span><text:span text:style-name="T59">.</text:span></text:p>
      <text:p text:style-name="Normal"><text:span text:style-name="T60"><draw:frame draw:z-index="251658251" draw:id="id9" draw:style-name="a9" draw:name="Text Box 5" text:anchor-type="paragraph" svg:x="0in" svg:y="0.00297in" svg:width="2.03125in" svg:height="0.26667in" style:rel-width="scale" style:rel-height="scale"><draw:text-box><text:p text:style-name="Normal"/></draw:text-box><svg:title/><svg:desc/></draw:frame></text:span></text:p>
      <text:p text:style-name="P61"/>
      <text:p text:style-name="P62"/>
      <text:soft-page-break/>
      <text:p text:style-name="Normal"><text:span text:style-name="T63">What is the name of the person with overall responsibility for identity checks?</text:span><text:span text:style-name="T64"><text:line-break/></text:span><text:span text:style-name="T65">For example, tell us the name of the Head of Compliance</text:span><text:span text:style-name="T66">.</text:span></text:p>
      <text:p text:style-name="Normal"><text:span text:style-name="T67"><draw:frame draw:z-index="251658241" draw:id="id10" draw:style-name="a10" draw:name="Text Box 6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68"/>
      <text:p text:style-name="Normal"><text:span text:style-name="T69">Supervisory body</text:span><text:span text:style-name="T70"><text:line-break/></text:span><text:span text:style-name="T71">For example, the Solicitors Regulation Authority</text:span><text:span text:style-name="T72">.</text:span></text:p>
      <text:p text:style-name="Normal"><text:span text:style-name="T73"><draw:frame draw:z-index="251658242" draw:id="id11" draw:style-name="a11" draw:name="Text Box 7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74"/>
      <text:p text:style-name="Normal"><text:span text:style-name="T75">Anti-Money Laundering (AML) registration number (if applicable</text:span><text:span text:style-name="T76">)</text:span></text:p>
      <text:p text:style-name="Normal"><text:span text:style-name="T77"><draw:frame draw:z-index="251658243" draw:id="id12" draw:style-name="a12" draw:name="Text Box 8" text:anchor-type="paragraph" svg:x="0in" svg:y="0.01853in" svg:width="1.81875in" svg:height="0.26667in" style:rel-width="scale" style:rel-height="scale"><draw:text-box><text:p text:style-name="Normal"/></draw:text-box><svg:title/><svg:desc/></draw:frame></text:span><text:span text:style-name="T78">)</text:span></text:p>
      <text:p text:style-name="P79"/>
      <text:p text:style-name="P80"/>
      <text:p text:style-name="Normal"><text:span text:style-name="T81">Name of overseas entity</text:span></text:p>
      <text:p text:style-name="Normal"><text:span text:style-name="T82"><draw:frame draw:z-index="251658262" draw:id="id13" draw:style-name="a13" draw:name="Text Box 26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83"/>
      <text:p text:style-name="P84"/>
      <text:p text:style-name="P85">Name of each beneficial owner<text:s/>and managing officer<text:s/>you’ve carried out identity checks for<text:s/></text:p>
      <text:p text:style-name="P86">You can add more<text:s/>at the end of this form<text:s/>if you need to.</text:p>
      <text:p text:style-name="Normal"><text:span text:style-name="T87"><draw:frame draw:z-index="251658244" draw:id="id14" draw:style-name="a14" draw:name="Text Box 9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88"/>
      <text:p text:style-name="Normal"><text:span text:style-name="T89"><draw:frame draw:z-index="251658245" draw:id="id15" draw:style-name="a15" draw:name="Text Box 11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90"/>
      <text:p text:style-name="Normal"><text:span text:style-name="T91"><draw:frame draw:z-index="251658246" draw:id="id16" draw:style-name="a16" draw:name="Text Box 1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92"/>
      <text:p text:style-name="Normal"><text:span text:style-name="T93"><draw:frame draw:z-index="251658247" draw:id="id17" draw:style-name="a17" draw:name="Text Box 15" text:anchor-type="paragraph" svg:x="0in" svg:y="0.00139in" svg:width="3.96667in" svg:height="0.26667in" style:rel-width="scale" style:rel-height="scale"><draw:text-box><text:p text:style-name="Normal"/></draw:text-box><svg:title/><svg:desc/></draw:frame></text:span></text:p>
      <text:p text:style-name="P94"/>
      <text:p text:style-name="Normal"><text:span text:style-name="T95"><draw:frame draw:z-index="251658260" draw:id="id18" draw:style-name="a18" draw:name="Text Box 2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96"/>
      <text:p text:style-name="P97"/>
      <text:p text:style-name="P98">Statement</text:p>
      <text:p text:style-name="P99"/>
      <text:p text:style-name="Normal"><text:span text:style-name="T100"><text:s/></text:span><text:span text:style-name="T101">PLACEHOLDER:<text:s/></text:span><text:span text:style-name="T102">I confirm that the information provided in this form is true, to the best of my knowledge. I understand that I may be in contempt of court if I provide false information.</text:span></text:p>
      <text:p text:style-name="P103"/>
      <text:p text:style-name="P104"/>
      <text:p text:style-name="P105">Signature</text:p>
      <text:p text:style-name="Normal"><text:span text:style-name="T106"><draw:frame draw:z-index="251658248" draw:id="id19" draw:style-name="a19" draw:name="Text Box 16" text:anchor-type="paragraph" svg:x="0in" svg:y="0.03008in" svg:width="3.96667in" svg:height="0.60625in" style:rel-width="scale" style:rel-height="scale"><draw:text-box><text:p text:style-name="Normal"/></draw:text-box><svg:title/><svg:desc/></draw:frame></text:span></text:p>
      <text:p text:style-name="P107"/>
      <text:p text:style-name="P108"/>
      <text:p text:style-name="P109"/>
      <text:p text:style-name="P110">Date</text:p>
      <text:p text:style-name="Normal"><text:span text:style-name="T111"><draw:frame draw:z-index="251658261" draw:id="id20" draw:style-name="a20" draw:name="Text Box 24" text:anchor-type="paragraph" svg:x="0in" svg:y="0in" svg:width="1.19514in" svg:height="0.26667in" style:rel-width="scale" style:rel-height="scale"><draw:text-box><text:p text:style-name="Normal"/></draw:text-box><svg:title/><svg:desc/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soft-page-break/>
      <text:p text:style-name="P118">Continuation page</text:p>
      <text:p text:style-name="P119"/>
      <text:p text:style-name="P120">Name of each beneficial owner<text:s/>and managing officer you’ve carried out identity checks for<text:s/></text:p>
      <text:p text:style-name="P121"/>
      <text:p text:style-name="Normal"><text:span text:style-name="T122"><draw:frame draw:z-index="251658249" draw:id="id21" draw:style-name="a21" draw:name="Text Box 17" text:anchor-type="paragraph" svg:x="0in" svg:y="0.00208in" svg:width="3.96667in" svg:height="0.26667in" style:rel-width="scale" style:rel-height="scale"><draw:text-box><text:p text:style-name="Normal"/><text:p text:style-name="Normal"><draw:frame draw:style-name="a22" draw:name="Picture 18" text:anchor-type="as-char" svg:x="0in" svg:y="0in" svg:width="2.29236in" svg:height="0.1597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/text:p>
      <text:p text:style-name="Normal"><text:span text:style-name="T131"><draw:frame draw:z-index="251658264" draw:id="id22" draw:style-name="a23" draw:name="Text Box 30" text:anchor-type="paragraph" svg:x="0in" svg:y="0.16575in" svg:width="3.96667in" svg:height="0.26667in" style:rel-width="scale" style:rel-height="scale"><draw:text-box><text:p text:style-name="Normal"/></draw:text-box><svg:title/><svg:desc/></draw:frame></text:span></text:p>
      <text:p text:style-name="P132"/>
      <text:p text:style-name="Normal"><text:span text:style-name="T133"><draw:frame draw:z-index="251658265" draw:id="id23" draw:style-name="a24" draw:name="Text Box 31" text:anchor-type="paragraph" svg:x="0in" svg:y="0.14536in" svg:width="3.96667in" svg:height="0.26667in" style:rel-width="scale" style:rel-height="scale"><draw:text-box><text:p text:style-name="Normal"/></draw:text-box><svg:title/><svg:desc/></draw:frame></text:span></text:p>
      <text:p text:style-name="P134"/>
      <text:p text:style-name="Normal"><text:span text:style-name="T135"><draw:frame draw:z-index="251658267" draw:id="id24" draw:style-name="a25" draw:name="Text Box 33" text:anchor-type="paragraph" svg:x="0in" svg:y="0.14492in" svg:width="3.96667in" svg:height="0.26667in" style:rel-width="scale" style:rel-height="scale"><draw:text-box><text:p text:style-name="Normal"/></draw:text-box><svg:title/><svg:desc/></draw:frame></text:span></text:p>
      <text:p text:style-name="P136"/>
      <text:p text:style-name="Normal"><text:span text:style-name="T137"><draw:frame draw:z-index="251658266" draw:id="id25" draw:style-name="a26" draw:name="Text Box 32" text:anchor-type="paragraph" svg:x="0in" svg:y="0.1345in" svg:width="3.96667in" svg:height="0.26667in" style:rel-width="scale" style:rel-height="scale"><draw:text-box><text:p text:style-name="Normal"/></draw:text-box><svg:title/><svg:desc/></draw:frame></text:span></text:p>
      <text:p text:style-name="P138"/>
      <text:p text:style-name="Normal"><text:span text:style-name="T139"><draw:frame draw:z-index="251658250" draw:id="id26" draw:style-name="a27" draw:name="Text Box 19" text:anchor-type="paragraph" svg:x="0in" svg:y="0.13027in" svg:width="3.96667in" svg:height="0.26667in" style:rel-width="scale" style:rel-height="scale"><draw:text-box><text:p text:style-name="Normal"/></draw:text-box><svg:title/><svg:desc/></draw:frame></text:span></text:p>
      <text:p text:style-name="P140"/>
      <text:p text:style-name="Normal"><text:span text:style-name="T141"><draw:frame draw:z-index="251658263" draw:id="id27" draw:style-name="a28" draw:name="Text Box 27" text:anchor-type="paragraph" svg:x="-0.00347in" svg:y="0.11247in" svg:width="3.96667in" svg:height="0.26667in" style:rel-width="scale" style:rel-height="scale"><draw:text-box><text:p text:style-name="Normal"/></draw:text-box><svg:title/><svg:desc/></draw:frame></text:span></text:p>
      <text:p text:style-name="P142"/>
      <text:p text:style-name="Normal"><text:span text:style-name="T143"><draw:frame draw:z-index="251658271" draw:id="id28" draw:style-name="a29" draw:name="Text Box 38" text:anchor-type="paragraph" svg:x="0in" svg:y="0.10394in" svg:width="3.96667in" svg:height="0.26667in" style:rel-width="scale" style:rel-height="scale"><draw:text-box><text:p text:style-name="Normal"/></draw:text-box><svg:title/><svg:desc/></draw:frame></text:span></text:p>
      <text:p text:style-name="P144"/>
      <text:p text:style-name="Normal"><text:span text:style-name="T145"><draw:frame draw:z-index="251658270" draw:id="id29" draw:style-name="a30" draw:name="Text Box 36" text:anchor-type="paragraph" svg:x="0in" svg:y="0.09353in" svg:width="3.96667in" svg:height="0.26667in" style:rel-width="scale" style:rel-height="scale"><draw:text-box><text:p text:style-name="Normal"/></draw:text-box><svg:title/><svg:desc/></draw:frame></text:span></text:p>
      <text:p text:style-name="P146"/>
      <text:p text:style-name="Normal"><text:span text:style-name="T147"><draw:frame draw:z-index="251658272" draw:id="id30" draw:style-name="a31" draw:name="Text Box 39" text:anchor-type="paragraph" svg:x="0in" svg:y="0.08381in" svg:width="3.96667in" svg:height="0.26667in" style:rel-width="scale" style:rel-height="scale"><draw:text-box><text:p text:style-name="Normal"/></draw:text-box><svg:title/><svg:desc/></draw:frame></text:span></text:p>
      <text:p text:style-name="P148"/>
      <text:p text:style-name="Normal"><text:span text:style-name="T149"><draw:frame draw:z-index="251658273" draw:id="id31" draw:style-name="a32" draw:name="Text Box 40" text:anchor-type="paragraph" svg:x="0in" svg:y="0.07465in" svg:width="3.96667in" svg:height="0.26667in" style:rel-width="scale" style:rel-height="scale"><draw:text-box><text:p text:style-name="Normal"/></draw:text-box><svg:title/><svg:desc/></draw:frame></text:span></text:p>
      <text:p text:style-name="P150"/>
      <text:p text:style-name="Normal"><text:span text:style-name="T151"><draw:frame draw:z-index="251658275" draw:id="id32" draw:style-name="a33" draw:name="Text Box 42" text:anchor-type="paragraph" svg:x="0in" svg:y="0.07383in" svg:width="3.96667in" svg:height="0.26667in" style:rel-width="scale" style:rel-height="scale"><draw:text-box><text:p text:style-name="Normal"/></draw:text-box><svg:title/><svg:desc/></draw:frame></text:span></text:p>
      <text:p text:style-name="P152"/>
      <text:p text:style-name="Normal"><text:span text:style-name="T153"><draw:frame draw:z-index="251658283" draw:id="id33" draw:style-name="a34" draw:name="Text Box 50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154"/>
      <text:p text:style-name="Normal"><text:span text:style-name="T155"><draw:frame draw:z-index="251658282" draw:id="id34" draw:style-name="a35" draw:name="Text Box 49" text:anchor-type="paragraph" svg:x="0in" svg:y="0.02036in" svg:width="3.96667in" svg:height="0.26667in" style:rel-width="scale" style:rel-height="scale"><draw:text-box><text:p text:style-name="Normal"/></draw:text-box><svg:title/><svg:desc/></draw:frame></text:span></text:p>
      <text:p text:style-name="P156"/>
      <text:p text:style-name="Normal"><text:span text:style-name="T157"><draw:frame draw:z-index="251658281" draw:id="id35" draw:style-name="a36" draw:name="Text Box 48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58"/>
      <text:p text:style-name="Normal"><text:span text:style-name="T159"><draw:frame draw:z-index="251658280" draw:id="id36" draw:style-name="a37" draw:name="Text Box 47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60"/>
      <text:p text:style-name="Normal"><text:span text:style-name="T161"><draw:frame draw:z-index="251658279" draw:id="id37" draw:style-name="a38" draw:name="Text Box 46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62"/>
      <text:p text:style-name="Normal"><text:span text:style-name="T163"><draw:frame draw:z-index="251658278" draw:id="id38" draw:style-name="a39" draw:name="Text Box 45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64"/>
      <text:p text:style-name="Normal"><text:span text:style-name="T165"><draw:frame draw:z-index="251658277" draw:id="id39" draw:style-name="a40" draw:name="Text Box 44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66"/>
      <text:p text:style-name="Normal"><text:span text:style-name="T167"><draw:frame draw:z-index="251658276" draw:id="id40" draw:style-name="a41" draw:name="Text Box 4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68"/>
      <text:p text:style-name="Normal"><text:span text:style-name="T169"><draw:frame draw:z-index="251658274" draw:id="id41" draw:style-name="a42" draw:name="Text Box 41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70"/>
      <text:p text:style-name="Normal"><text:span text:style-name="T171"><draw:frame draw:z-index="251658269" draw:id="id42" draw:style-name="a43" draw:name="Text Box 35" text:anchor-type="paragraph" svg:x="0in" svg:y="-0.00069in" svg:width="3.96667in" svg:height="0.26667in" style:rel-width="scale" style:rel-height="scale"><draw:text-box><text:p text:style-name="Normal"/></draw:text-box><svg:title/><svg:desc/></draw:frame></text:span></text:p>
      <text:p text:style-name="P172"/>
      <text:p text:style-name="Normal"><text:span text:style-name="T173"><draw:frame draw:z-index="251658268" draw:id="id43" draw:style-name="a44" draw:name="Text Box 34" text:anchor-type="paragraph" svg:x="0in" svg:y="-0.00069in" svg:width="3.96667in" svg:height="0.26667in" style:rel-width="scale" style:rel-height="scale"><draw:text-box><text:p text:style-name="Normal"/><text:p text:style-name="Normal"/></draw:text-box><svg:title/><svg:desc/></draw:frame></text:span></text:p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style:language-asian="en" style:country-asian="GB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 Francis</meta:initial-creator>
    <dc:creator>James Francis</dc:creator>
    <meta:creation-date>2022-06-21T10:42:00Z</meta:creation-date>
    <dc:date>2022-06-21T10:43:00Z</dc:date>
    <meta:template xlink:href="Normal.dotm" xlink:type="simple"/>
    <meta:editing-cycles>2</meta:editing-cycles>
    <meta:editing-duration>PT60S</meta:editing-duration>
    <meta:document-statistic meta:page-count="3" meta:paragraph-count="3" meta:word-count="267" meta:character-count="1787" meta:row-count="12" meta:non-whitespace-character-count="1523"/>
  </office:meta>
</office:document-meta>
</file>